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0.962cm" svg:x="1.952cm" svg:y="1.952cm">
          <draw:text-box>
            <text:p>Start</text:p>
          </draw:text-box>
        </draw:frame>
        <draw:frame draw:style-name="gr1" draw:text-style-name="P1" draw:layer="layout" svg:width="1.27cm" svg:height="0.962cm" svg:x="1.952cm" svg:y="4.492cm">
          <draw:text-box>
            <text:p>pk</text:p>
          </draw:text-box>
        </draw:frame>
        <draw:frame draw:style-name="gr2" draw:text-style-name="P1" draw:layer="layout" svg:width="1.587cm" svg:height="0.962cm" svg:x="4.492cm" svg:y="4.8cm">
          <draw:text-box>
            <text:p>EZ</text:p>
          </draw:text-box>
        </draw:frame>
        <draw:frame draw:style-name="gr2" draw:text-style-name="P1" draw:layer="layout" svg:width="1.27cm" svg:height="0.962cm" svg:x="6.397cm" svg:y="3.54cm">
          <draw:text-box>
            <text:p>xc</text:p>
          </draw:text-box>
        </draw:frame>
        <draw:line draw:style-name="gr3" draw:text-style-name="P2" draw:layer="layout" svg:x1="2.905cm" svg:y1="2.905cm" svg:x2="2.587cm" svg:y2="4.81cm">
          <text:p/>
        </draw:line>
        <draw:line draw:style-name="gr3" draw:text-style-name="P2" draw:layer="layout" svg:x1="3.54cm" svg:y1="2.905cm" svg:x2="4.81cm" svg:y2="4.81cm">
          <text:p/>
        </draw:line>
        <draw:line draw:style-name="gr3" draw:text-style-name="P2" draw:layer="layout" svg:x1="3.857cm" svg:y1="2.587cm" svg:x2="6.397cm" svg:y2="3.857cm">
          <text:p/>
        </draw:line>
        <draw:line draw:style-name="gr4" draw:text-style-name="P2" draw:layer="layout" svg:x1="6.715cm" svg:y1="4.492cm" svg:x2="5.762cm" svg:y2="5.127cm">
          <text:p/>
        </draw:line>
        <draw:frame draw:style-name="gr1" draw:text-style-name="P1" draw:layer="layout" svg:width="1.27cm" svg:height="0.962cm" svg:x="7.985cm" svg:y="6.08cm">
          <draw:text-box>
            <text:p>ay</text:p>
          </draw:text-box>
        </draw:frame>
        <draw:line draw:style-name="gr3" draw:text-style-name="P2" draw:layer="layout" svg:x1="7.032cm" svg:y1="4.492cm" svg:x2="7.985cm" svg:y2="6.08cm">
          <text:p/>
        </draw:line>
        <draw:line draw:style-name="gr3" draw:text-style-name="P2" draw:layer="layout" svg:x1="2.905cm" svg:y1="5.127cm" svg:x2="4.492cm" svg:y2="5.127cm">
          <text:p/>
        </draw:line>
        <draw:line draw:style-name="gr3" draw:text-style-name="P2" draw:layer="layout" svg:x1="2.905cm" svg:y1="5.127cm" svg:x2="7.985cm" svg:y2="6.715cm">
          <text:p/>
        </draw:line>
        <draw:line draw:style-name="gr3" draw:text-style-name="P2" draw:layer="layout" svg:x1="2.905cm" svg:y1="4.81cm" svg:x2="6.397cm" svg:y2="4.175cm">
          <text:p/>
        </draw:line>
        <draw:frame draw:style-name="gr5" draw:text-style-name="P1" draw:layer="layout" svg:width="1.587cm" svg:height="0.962cm" svg:x="4.81cm" svg:y="7.35cm">
          <draw:text-box>
            <text:p>FE</text:p>
          </draw:text-box>
        </draw:frame>
        <draw:frame draw:style-name="gr6" draw:text-style-name="P1" draw:layer="layout" svg:width="1.588cm" svg:height="0.962cm" svg:x="2.269cm" svg:y="7.667cm">
          <draw:text-box>
            <text:p>um</text:p>
          </draw:text-box>
        </draw:frame>
        <draw:line draw:style-name="gr3" draw:text-style-name="P2" draw:layer="layout" svg:x1="2.587cm" svg:y1="5.127cm" svg:x2="5.127cm" svg:y2="7.35cm">
          <text:p/>
        </draw:line>
        <draw:line draw:style-name="gr3" draw:text-style-name="P2" draw:layer="layout" svg:x1="2.905cm" svg:y1="7.667cm" svg:x2="2.587cm" svg:y2="5.127cm">
          <text:p/>
        </draw:line>
        <draw:line draw:style-name="gr3" draw:text-style-name="P2" draw:layer="layout" svg:x1="3.54cm" svg:y1="7.985cm" svg:x2="5.127cm" svg:y2="7.667cm">
          <text:p/>
        </draw:line>
        <draw:line draw:style-name="gr3" draw:text-style-name="P2" draw:layer="layout" svg:x1="7.985cm" svg:y1="6.715cm" svg:x2="6.08cm" svg:y2="7.667cm">
          <text:p/>
        </draw:line>
        <draw:line draw:style-name="gr3" draw:text-style-name="P2" draw:layer="layout" svg:x1="4.81cm" svg:y1="5.762cm" svg:x2="3.54cm" svg:y2="7.667cm">
          <text:p/>
        </draw:line>
        <draw:frame draw:style-name="gr5" draw:text-style-name="P1" draw:layer="layout" svg:width="0.952cm" svg:height="0.962cm" svg:x="7.35cm" svg:y="8.62cm">
          <draw:text-box>
            <text:p>jt</text:p>
          </draw:text-box>
        </draw:frame>
        <draw:line draw:style-name="gr3" draw:text-style-name="P2" draw:layer="layout" svg:x1="6.08cm" svg:y1="8.302cm" svg:x2="7.35cm" svg:y2="8.937cm">
          <text:p/>
        </draw:line>
        <draw:line draw:style-name="gr3" draw:text-style-name="P2" draw:layer="layout" svg:x1="5.445cm" svg:y1="5.762cm" svg:x2="7.35cm" svg:y2="8.62cm">
          <text:p/>
        </draw:line>
        <draw:frame draw:style-name="gr7" draw:text-style-name="P1" draw:layer="layout" svg:width="1.588cm" svg:height="1.673cm" svg:x="4.81cm" svg:y="8.852cm">
          <draw:text-box>
            <text:p>om</text:p>
          </draw:text-box>
        </draw:frame>
        <draw:line draw:style-name="gr3" draw:text-style-name="P2" draw:layer="layout" svg:x1="7.35cm" svg:y1="9.255cm" svg:x2="6.08cm" svg:y2="9.255cm">
          <text:p/>
        </draw:line>
        <draw:frame draw:style-name="gr6" draw:text-style-name="P1" draw:layer="layout" svg:width="1.588cm" svg:height="0.962cm" svg:x="10.842cm" svg:y="7.985cm">
          <draw:text-box>
            <text:p>il</text:p>
          </draw:text-box>
        </draw:frame>
        <draw:line draw:style-name="gr3" draw:text-style-name="P2" draw:layer="layout" svg:x1="8.937cm" svg:y1="7.032cm" svg:x2="11.16cm" svg:y2="8.302cm">
          <text:p/>
        </draw:line>
        <draw:line draw:style-name="gr3" draw:text-style-name="P2" draw:layer="layout" svg:x1="6.08cm" svg:y1="7.667cm" svg:x2="11.16cm" svg:y2="8.302cm">
          <text:p/>
        </draw:line>
        <draw:line draw:style-name="gr3" draw:text-style-name="P2" draw:layer="layout" svg:x1="11.477cm" svg:y1="8.302cm" svg:x2="14.017cm" svg:y2="7.35cm">
          <text:p/>
        </draw:line>
        <draw:frame draw:style-name="gr8" draw:text-style-name="P1" draw:layer="layout" svg:width="2.223cm" svg:height="1.673cm" svg:x="14.017cm" svg:y="6.397cm">
          <draw:text-box>
            <text:p>RO</text:p>
            <text:p/>
          </draw:text-box>
        </draw:frame>
        <draw:frame draw:style-name="gr8" draw:text-style-name="P1" draw:layer="layout" svg:width="3.493cm" svg:height="1.588cm" svg:x="8.302cm" svg:y="13.382cm">
          <draw:text-box>
            <text:p>END</text:p>
          </draw:text-box>
        </draw:frame>
        <draw:line draw:style-name="gr3" draw:text-style-name="P2" draw:layer="layout" svg:x1="2.905cm" svg:y1="8.62cm" svg:x2="8.302cm" svg:y2="14.017cm">
          <text:p/>
        </draw:line>
        <draw:line draw:style-name="gr3" draw:text-style-name="P2" draw:layer="layout" svg:x1="7.985cm" svg:y1="9.572cm" svg:x2="8.937cm" svg:y2="13.382cm">
          <text:p/>
        </draw:line>
        <draw:line draw:style-name="gr3" draw:text-style-name="P2" draw:layer="layout" svg:x1="11.16cm" svg:y1="8.937cm" svg:x2="8.937cm" svg:y2="13.3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2T09:46:42.176754577</meta:creation-date>
    <dc:date>2021-12-12T10:00:10.826099563</dc:date>
    <meta:editing-duration>PT3M18S</meta:editing-duration>
    <meta:editing-cycles>1</meta:editing-cycles>
    <meta:document-statistic meta:object-count="34"/>
    <meta:generator>LibreOffice/7.2.3.2$Linux_X86_64 LibreOffice_project/20$Build-2</meta:generator>
  </office:meta>
</office:document-meta>
</file>